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80000000807962557D.png" manifest:media-type="image/png"/>
  <manifest:file-entry manifest:full-path="Pictures/100002010000032000000320A0E011D8.png" manifest:media-type="image/png"/>
  <manifest:file-entry manifest:full-path="Pictures/100002010000038400000384FA91650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0.884cm" draw:shadow-opacity="50%"/>
    </style:style>
    <style:style style:name="gr5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0.883cm" draw:shadow-opacity="50%"/>
    </style:style>
    <style:style style:name="gr6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0.435cm" draw:shadow-opacity="50%"/>
    </style:style>
    <style:style style:name="gr7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0.949cm" draw:shadow-opacity="50%"/>
    </style:style>
    <style:style style:name="gr8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1.099cm" draw:shadow-opacity="50%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2pt" style:font-size-asian="16pt" style:font-size-complex="16pt"/>
    </style:style>
    <style:style style:name="P4" style:family="paragraph">
      <style:paragraph-properties fo:text-align="center"/>
      <style:text-properties fo:font-size="12pt" style:font-size-asian="16pt" style:font-size-complex="16pt"/>
    </style:style>
    <style:style style:name="P5" style:family="paragraph">
      <style:paragraph-properties fo:text-align="center"/>
      <style:text-properties fo:font-size="12pt" fo:font-weight="bold" style:font-size-asian="16pt" style:font-weight-asian="bold" style:font-size-complex="16pt" style:font-weight-complex="bold"/>
    </style:style>
    <style:style style:name="P6" style:family="paragraph">
      <style:text-properties fo:font-size="12pt"/>
    </style:style>
    <style:style style:name="T1" style:family="text">
      <style:text-properties fo:font-size="12pt" style:font-size-asian="16pt" style:font-size-complex="16pt"/>
    </style:style>
    <style:style style:name="T2" style:family="text">
      <style:text-properties fo:font-size="12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39cm" svg:height="1.339cm" svg:x="4.566cm" svg:y="8.524cm">
          <draw:image xlink:href="Pictures/1000020100000080000000807962557D.png" xlink:type="simple" xlink:show="embed" xlink:actuate="onLoad">
            <text:p/>
          </draw:image>
        </draw:frame>
        <draw:frame draw:style-name="gr1" draw:text-style-name="P1" draw:layer="layout" svg:width="2.055cm" svg:height="2.055cm" svg:x="14.318cm" svg:y="7.777cm">
          <draw:image xlink:href="Pictures/100002010000032000000320A0E011D8.png" xlink:type="simple" xlink:show="embed" xlink:actuate="onLoad">
            <text:p/>
          </draw:image>
        </draw:frame>
        <draw:frame draw:style-name="gr1" draw:text-style-name="P1" draw:layer="layout" svg:width="2.055cm" svg:height="2.055cm" svg:x="9.219cm" svg:y="7.678cm">
          <draw:image xlink:href="Pictures/100002010000032000000320A0E011D8.png" xlink:type="simple" xlink:show="embed" xlink:actuate="onLoad">
            <text:p/>
          </draw:image>
        </draw:frame>
        <draw:g>
          <draw:frame draw:style-name="gr2" draw:text-style-name="P1" draw:layer="layout" svg:width="1.337cm" svg:height="1.337cm" svg:x="9.505cm" svg:y="2.905cm">
            <draw:image xlink:href="Pictures/100002010000038400000384FA916506.png" xlink:type="simple" xlink:show="embed" xlink:actuate="onLoad">
              <text:p/>
            </draw:image>
          </draw:frame>
          <draw:frame draw:style-name="gr2" draw:text-style-name="P1" draw:layer="layout" svg:width="1.339cm" svg:height="1.337cm" svg:x="9.169cm" svg:y="3.239cm">
            <draw:image xlink:href="Pictures/100002010000038400000384FA916506.png" xlink:type="simple" xlink:show="embed" xlink:actuate="onLoad">
              <text:p/>
            </draw:image>
          </draw:frame>
          <draw:frame draw:style-name="gr2" draw:text-style-name="P1" draw:layer="layout" svg:width="1.337cm" svg:height="1.338cm" svg:x="8.835cm" svg:y="3.573cm">
            <draw:image xlink:href="Pictures/100002010000038400000384FA916506.png" xlink:type="simple" xlink:show="embed" xlink:actuate="onLoad">
              <text:p/>
            </draw:image>
          </draw:frame>
        </draw:g>
        <draw:custom-shape draw:style-name="gr3" draw:text-style-name="P2" draw:layer="layout" svg:width="0.836cm" svg:height="2.001cm" svg:x="9.879cm" svg:y="6.22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836cm" svg:height="2.001cm" svg:x="4.981cm" svg:y="6.223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836cm" svg:height="2cm" svg:x="14.804cm" svg:y="6.1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0.169cm" svg:height="0.456cm" svg:x="5.238cm" svg:y="6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.018cm" svg:height="1.199cm" svg:x="4.68cm" svg:y="6.693cm">
          <draw:text-box>
            <text:p><text:span text:style-name="T1">Critical Faults</text:span></text:p>
          </draw:text-box>
        </draw:frame>
        <draw:frame draw:style-name="gr5" draw:text-style-name="P4" draw:layer="layout" svg:width="2.856cm" svg:height="1.199cm" svg:x="8.93cm" svg:y="6.852cm">
          <draw:text-box>
            <text:p text:style-name="P1"><text:span text:style-name="T1">Non-Critical Faults</text:span></text:p>
          </draw:text-box>
        </draw:frame>
        <draw:frame draw:style-name="gr6" draw:text-style-name="P4" draw:layer="layout" svg:width="2.509cm" svg:height="0.725cm" svg:x="14.068cm" svg:y="7.052cm">
          <draw:text-box>
            <text:p text:style-name="P1"><text:span text:style-name="T1">No Faults</text:span></text:p>
          </draw:text-box>
        </draw:frame>
        <draw:frame draw:style-name="gr6" draw:text-style-name="P4" draw:layer="layout" svg:width="2.507cm" svg:height="0.725cm" svg:x="14.281cm" svg:y="9.767cm">
          <draw:text-box>
            <text:p text:style-name="P1"><text:span text:style-name="T1">Working</text:span></text:p>
          </draw:text-box>
        </draw:frame>
        <draw:frame draw:style-name="gr6" draw:text-style-name="P4" draw:layer="layout" svg:width="2.255cm" svg:height="1.199cm" svg:x="9.261cm" svg:y="9.757cm">
          <draw:text-box>
            <text:p text:style-name="P1"><text:span text:style-name="T1">Partially Working</text:span></text:p>
          </draw:text-box>
        </draw:frame>
        <draw:frame draw:style-name="gr6" draw:text-style-name="P4" draw:layer="layout" svg:width="2.507cm" svg:height="0.725cm" svg:x="4.048cm" svg:y="9.867cm">
          <draw:text-box>
            <text:p text:style-name="P1"><text:span text:style-name="T1">Rejected</text:span></text:p>
          </draw:text-box>
        </draw:frame>
        <draw:custom-shape draw:style-name="gr3" draw:text-style-name="P2" draw:layer="layout" svg:width="0.502cm" svg:height="1.17cm" svg:x="10.067cm" svg:y="4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177cm" svg:height="1.199cm" svg:x="8.563cm" svg:y="3.277cm">
          <draw:text-box>
            <text:p text:style-name="P1"><text:span text:style-name="T1">Manufactured Chips</text:span></text:p>
          </draw:text-box>
        </draw:frame>
        <draw:frame draw:style-name="gr7" draw:text-style-name="P4" draw:layer="layout" svg:width="3.176cm" svg:height="1.199cm" svg:x="11.238cm" svg:y="9.305cm">
          <draw:text-box>
            <text:p text:style-name="P1"><text:span text:style-name="T1">Fault Tolerance</text:span></text:p>
          </draw:text-box>
        </draw:frame>
        <draw:frame draw:style-name="gr8" draw:text-style-name="P4" draw:layer="layout" svg:width="3.302cm" svg:height="1.349cm" svg:x="11.13cm" svg:y="7.874cm">
          <draw:text-box>
            <text:p text:style-name="P1"><text:span text:style-name="T1">Non-critical Systems</text:span></text:p>
          </draw:text-box>
        </draw:frame>
        <draw:frame draw:style-name="gr4" draw:text-style-name="P4" draw:layer="layout" svg:width="2.341cm" svg:height="1.199cm" svg:x="6.678cm" svg:y="8.647cm">
          <draw:text-box>
            <text:p text:style-name="P1"><text:span text:style-name="T1">Critical Systems</text:span></text:p>
          </draw:text-box>
        </draw:frame>
        <draw:frame draw:style-name="gr5" draw:text-style-name="P5" draw:layer="layout" svg:width="3.51cm" svg:height="1.133cm" svg:x="8.666cm" svg:y="5.953cm">
          <draw:text-box>
            <text:p text:style-name="P1"><text:span text:style-name="T2"><text:s/></text:span><text:span text:style-name="T2">Classification</text:span></text:p>
          </draw:text-box>
        </draw:frame>
        <draw:line draw:style-name="gr9" draw:text-style-name="P6" draw:layer="layout" svg:x1="9.107cm" svg:y1="9.171cm" svg:x2="5.969cm" svg:y2="9.171cm">
          <text:p/>
        </draw:line>
        <draw:connector draw:style-name="gr9" draw:text-style-name="P6" draw:layer="layout" draw:type="curve" svg:x1="11.13cm" svg:y1="9.223cm" svg:x2="14.315cm" svg:y2="9.196cm" svg:d="m11130 9223c2389 0 797-27 3185-27" svg:viewBox="0 0 3186 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bajeet </meta:initial-creator>
    <meta:creation-date>2014-04-18T21:46:36</meta:creation-date>
    <dc:date>2014-04-18T21:48:38</dc:date>
    <dc:creator>nabajeet </dc:creator>
    <meta:editing-duration>PT37S</meta:editing-duration>
    <meta:editing-cycles>2</meta:editing-cycles>
    <meta:generator>LibreOffice/3.5$Linux_x86 LibreOffice_project/350m1$Build-2</meta:generator>
    <meta:document-statistic meta:object-count="25"/>
  </office:meta>
</office:document-meta>
</file>